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1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ouise B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0 October 1869</text:p>
      <text:p text:style-name="P2">Month<text:tab/><text:tab/><text:tab/><text:tab/><text:tab/><text:tab/>October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Oct. 10th(/)69/</text:p>
      <text:p text:style-name="P2">To Rev. S. Morais./</text:p>
      <text:p text:style-name="P2">If Rev. Sir you value that tribute/ to eloquence, tears, I need not/ apologize for the meagre[sic] expres-/sion of thanks when so much/ was done. <text:s/>Whether as an individ-/ual whom years of intercourse, in/ a degree of social, but more intimately/ in her capacity of Superintendent of/ the School, gave opportunity to know/ her chances and her noble worth/ or as now Superintendent, I beg/ to offer most cordial Thanks, for/ your eloquent and most truthful/ delineation of the Life and character/ of Miss Rebecca Gratz./</text:p>
      <text:p text:style-name="P2">The address when published will/ be sent far and wide, specially/ I shall take heed that the officers/</text:p>
      <text:p text:style-name="P2"/>
      <text:p text:style-name="P2">[Page 2]</text:p>
      <text:p text:style-name="P2">of the Orphan Asylum shall have copies sent to them./ <text:s/>May I without presumption ask if “Ye shall love the/ stranger” may be used as influencing a pure and/ pious Israelite in the good works done to non-<text:soft-page-break/>Israelites/ I believe I once told you that one not of our faith/ nor get a Trinitarian, said to me, that he the more esteem/ed christian[sic] doctrine as inculcating most humane feeling/ to my reply “what can exceed Love thy neighbour/ as thy self” he answered but that if a New-Testament/ Doctrine, nor believed otherwise until I pointed it out to/ him in Leviticus. <text:s/>In secular intelligence he was above/ mediocrity; And to my own sainted mother (ever sanctified/ may her memory be) a Trinitarian once said, she was the/ best Christian he knew. <text:s/>All this makes me sensitively/ alive to the importance of proving that piety towards God/ and love be our fellow-man is all based on our Torah/</text:p>
      <text:p text:style-name="P2"><text:tab/>very Respectfully Louise B. Ha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2:35:31</meta:creation-date>
    <dc:date>2011-12-13T11:30:40.85</dc:date>
    <dc:language>en-US</dc:language>
    <meta:editing-cycles>3</meta:editing-cycles>
    <meta:editing-duration>PT00H04M16S</meta:editing-duration>
    <meta:document-statistic meta:table-count="0" meta:image-count="0" meta:object-count="0" meta:page-count="3" meta:paragraph-count="68" meta:word-count="446" meta:character-count="2852"/>
    <dc:creator>Penn Libraries</dc:creator>
    <meta:user-defined meta:name="Info 1"/>
    <meta:user-defined meta:name="Info 2"/>
    <meta:user-defined meta:name="Info 3"/>
    <meta:user-defined meta:name="Info 4"/>
  </office:meta>
</office:document-meta>
</file>